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f9e6d" officeooo:paragraph-rsid="001f9e6d"/>
    </style:style>
    <style:style style:name="P2" style:family="paragraph" style:parent-style-name="Text_20_body">
      <style:text-properties officeooo:rsid="001f9e6d"/>
    </style:style>
    <style:style style:name="P3" style:family="paragraph" style:parent-style-name="Heading_20_3">
      <style:text-properties officeooo:rsid="001f9e6d"/>
    </style:style>
    <style:style style:name="P4" style:family="paragraph" style:parent-style-name="Text_20_body" style:list-style-name="L1">
      <style:text-properties officeooo:rsid="001f9e6d"/>
    </style:style>
    <style:style style:name="P5" style:family="paragraph" style:parent-style-name="Text_20_body" style:list-style-name="L2">
      <style:text-properties officeooo:rsid="001f9e6d"/>
    </style:style>
    <style:style style:name="P6" style:family="paragraph" style:parent-style-name="Text_20_body" style:list-style-name="L3">
      <style:text-properties officeooo:rsid="001f9e6d"/>
    </style:style>
    <style:style style:name="P7" style:family="paragraph" style:parent-style-name="Text_20_body">
      <style:text-properties officeooo:rsid="001f9e6d" officeooo:paragraph-rsid="002536af"/>
    </style:style>
    <style:style style:name="P8" style:family="paragraph" style:parent-style-name="Text_20_body">
      <style:text-properties officeooo:rsid="00247230" officeooo:paragraph-rsid="00247230"/>
    </style:style>
    <style:style style:name="P9" style:family="paragraph" style:parent-style-name="Standard">
      <style:text-properties officeooo:rsid="001f9e6d" officeooo:paragraph-rsid="001f9e6d"/>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azit nach intensiven Tests: Die Wahrheit über LoRa-Mesh-Netzwerke und die Zukunft des digitalen Notfunks</text:h>
      <text:p text:style-name="P2">Der Ortsverband X43 hat in den vergangenen Monaten ausgiebige Praxistests mit verschiedenen Mesh-Netzwerken durchgeführt. An diesem Projekt waren OV-übergreifend rund 20 Personen beteiligt – darunter erfreulicherweise auch Funkinteressierte ohne Amateurfunkzeugnis, die Systeme wie Meshtastic oder MeshCom auf den lizenzfreien ISM-Bändern auf Herz und Nieren geprüft haben. In großartiger Eigeninitiative wurden dafür zahlreiche Mesh-Nodes auf unterschiedlichen Frequenzen errichtet und unter realen Bedingungen erprobt.</text:p>
      <text:p text:style-name="P2"><text:span text:style-name="T1">Ein riesiges Dankeschön an alle, die bei diesem Test mitgemacht haben!</text:span> Ohne die vielen Tester, Bastler und Node-Aufsteller wäre ein so fundierter und ausführlicher Bericht niemals möglich gewesen. Da unser OV unter anderem einen eigenen Hamnet-Knoten mit vier Linkstrecken betreibt, konnten wir zudem die essenzielle Anbindung von lokalen Mesh-Netzen an leistungsstarke Backbone-Strukturen unter echten Bedingungen evaluieren.</text:p>
      <text:p text:style-name="P2">Nach diesen unzähligen praktischen Tests mit verschiedenen Systemen und Protokollen ist es nun an der Zeit, ein klares Fazit zu ziehen. Zunächst müssen wir jedoch unsere Ziele realistisch definieren.</text:p>
      <text:h text:style-name="P3" text:outline-level="3">1. Die Illusion des deutschlandweiten Mesh-Netzwerks</text:h>
      <text:p text:style-name="P2">Ein flächendeckendes, deutschlandweites Mesh-Netzwerk auf Basis von Meshtastic, MeshCom oder rMesh ist technisch unmöglich – selbst wenn das Hamnet als Backbone dient.</text:p>
      <text:p text:style-name="P2">Das Kernproblem ist das Broadcast-Prinzip: Wenn das Ziel lautet, dass <text:span text:style-name="T2">alle</text:span> Nachrichten an <text:span text:style-name="T2">alle</text:span> Clients zugestellt werden, kollabiert das System. Eine einzelne Funkfrequenz (QRG) bietet dafür schlichtweg nicht die nötige Kapazität. Es entstehen unweigerlich Flaschenhälse, an denen Nachrichten verloren gehen. Man stelle sich das Szenario vor, in dem 50 Hamnet-Knoten Nachrichten via rMesh einsammeln und diese über jeden anderen Knoten wieder aussenden müssen. Der Traffic multipliziert sich exponentiell. Warum gibt es im Internet keine globalen Broadcasts? Weil sonst ein einzelner Nutzer mit einer langsamen Anbindung das gesamte Netz blockieren würde. Genau diese "HF-Verstopfung" erleben wir aktuell bei den ganzen groß angelegten Mesh-Versuchen in Deutschland. Es kann physikalisch nicht skalieren.</text:p>
      <text:h text:style-name="P3" text:outline-level="3">2. Was funktioniert: Das lokale Mesh-Netzwerk</text:h>
      <text:p text:style-name="P2">Ein funktionierendes Mesh-Netzwerk, das auf Gruppen und Broadcasts basiert, ist nach meinen Erfahrungen <text:span text:style-name="T1">nur mit maximal 30 Teilnehmern</text:span> sinnvoll realisierbar.</text:p>
      <text:p text:style-name="P2">Damit ein solches lokales Netz reibungslos funktioniert, gelten folgende Grundregeln:</text:p>
      <text:list text:style-name="L1">
        <text:list-item>
          <text:p text:style-name="P4"><text:span text:style-name="T1">So wenig Teilnehmer wie möglich</text:span> (Klasse statt Masse).</text:p>
        </text:list-item>
        <text:list-item>
          <text:p text:style-name="P4"><text:span text:style-name="T1">Funkmodule mit großer Reichweite</text:span> (Einsatz im 70cm-Band statt 868 MHz).</text:p>
        </text:list-item>
        <text:list-item>
          <text:p text:style-name="P4"><text:span text:style-name="T1">Minimaler Overhead:</text:span> Es dürfen nur die absolut nötigsten Daten übertragen werden.</text:p>
        </text:list-item>
        <text:list-item>
          <text:p text:style-name="P4"><text:soft-page-break/><text:span text:style-name="T1">Nutzung von rMesh</text:span>, da es genau diese Kriterien erfüllt.</text:p>
        </text:list-item>
      </text:list>
      <text:p text:style-name="P2">Ein solches autarkes Insel-Netzwerk eignet sich hervorragend als "OV-Telefon" oder für die lokale Katastrophenkommunikation in einer eng begrenzten Region. Hier arbeitet es äußerst zuverlässig.</text:p>
      <text:h text:style-name="P3" text:outline-level="3">3. Analyse der aktuellen Software-Lösungen</text:h>
      <text:p text:style-name="P2">Ein Blick auf die verfügbaren Protokolle zeigt deutlich, warum viele Systeme in der Praxis scheitern:</text:p>
      <text:list text:style-name="L2">
        <text:list-item>
          <text:p text:style-name="P5"><text:span text:style-name="T1">MeshCom:</text:span> Für diesen Zweck vollkommen unbrauchbar. Es fehlt ein funktionierendes Routing, es gibt kein vernünftiges Flooding und das Backoff-Verhalten bei Kollisionen ist schlecht. Dem Protokoll fehlt es schlicht an der nötigen "Hartnäckigkeit", um Nachrichten sicher ans Ziel zu bringen. Zudem werden Nachrichten nicht dauerhaft auf dem LoRa-Modul gespeichert. Positiv hervorzuheben ist lediglich die integrierte Web-GUI, die auch ohne Internetzugang funktioniert.</text:p>
        </text:list-item>
        <text:list-item>
          <text:p text:style-name="P5"><text:span text:style-name="T1">Meshtastic:</text:span> Produziert viel zu viele Meta-Daten und verstopft damit die QRG. Es gibt kein echtes Routing, kein Backoff und ein sehr schlechtes Flooding. Es fehlt eine einfache GUI, die autark ohne Internet nutzbar ist, und auch hier werden Nachrichten nicht dauerhaft auf dem Modul gespeichert. Zudem ist der Ansatz für Notsituationen ungeeignet: Permanent gesendete GPS-Daten sind völlig sinnfrei, wenn bei einem Blackout der Kartenserver im Internet (z.B. Google Maps/OSM) ohnehin nicht mehr erreichbar ist. Auch Telemetrie-Daten helfen in einer echten Krise nicht weiter. Wenn ein Node funktioniert, ist es egal, ob der Akku 70% oder 80% hat. Fällt er aus, muss ohnehin jemand hinfahren und die Hardware prüfen.</text:p>
        </text:list-item>
        <text:list-item>
          <text:p text:style-name="P5"><text:span text:style-name="T1">MeshCore:</text:span> Erzeugt deutlich weniger Meta-Daten als Meshtastic (aber immer noch zu viel). Das Routing ist gut, aber langsam; das Flooding brauchbar. Bei mobilen Stationen agiert MeshCore jedoch zu träge. Hinzu kommt eine aufwändige und komplizierte Konfiguration. Ein großes Manko im Ernstfall: Es gibt keine einfache GUI ohne Internetzwang, und Nachrichten werden nicht auf dem LoRa-Modul gespeichert. Man benötigt oft Internet und spezielle Smartphone-Apps – Infrastruktur, die bei einer Katastrophe als erstes wegbricht.</text:p>
        </text:list-item>
        <text:list-item>
          <text:p text:style-name="P5"><text:span text:style-name="T1">rMesh:</text:span> Der klare Sieger für lokale Notfunknetze. Fast keine Meta-Daten, nur essentielle Infos über direkte Nachbarn. Kein unnötiges GPS, keine Spielerei-Telemetrie. Dafür bietet es ein perfektes, sehr beharrliches Flooding und Routing mit minimalstem Overhead. Es ist autonom und perfekt für den Ernstfall.</text:p>
        </text:list-item>
      </text:list>
      <text:h text:style-name="P3" text:outline-level="3">4. Der Paradigmenwechsel: LoRa trifft auf Packet Radio</text:h>
      <text:p text:style-name="P2">Wenn wir wirklich eine großflächige, drahtlose Kommunikation unter Funkamateuren wollen, müssen wir das Netz anders aufbauen. Wir dürfen nicht den Fehler machen, bei großräumigen Netzen auf Broadcasts zu setzen. Es braucht gezieltes <text:span text:style-name="T1">Routing</text:span> und einzelne Räume (Channels), in denen man sich trifft.</text:p>
      <text:p text:style-name="P2"><text:span text:style-name="T1">Die Lösung liegt in der Vergangenheit, transportiert in die Zukunft:</text:span> LoRa eignet sich hervorragend als günstige und robuste "Letzte Meile", um das Hamnet direkt ins Wohnzimmer der Funkamateure zu bringen. Die Module kosten wenig und 70cm-Antennen sind ohnehin in fast jedem Shack vorhanden.</text:p>
      <text:p text:style-name="P2"><text:soft-page-break/>Das Konzept entspricht genau dem des klassischen Packet-Radio-Netzes:</text:p>
      <text:list text:style-name="L3">
        <text:list-item>
          <text:p text:style-name="P6"><text:span text:style-name="T1">Nutzerzugänge (Access):</text:span> Werden durch LoRa-Strecken realisiert.</text:p>
        </text:list-item>
        <text:list-item>
          <text:p text:style-name="P6"><text:span text:style-name="T1">Linkstrecken (Backbone):</text:span> Werden über das schnelle Hamnet abgewickelt.</text:p>
        </text:list-item>
      </text:list>
      <text:p text:style-name="P2">Bei Ausfällen übernimmt das Routing automatisch die Wegfindung – eine sichere Punkt-zu-Punkt-Verbindung ist garantiert.</text:p>
      <text:p text:style-name="P2">Wir könnten dafür schlichtweg das gute alte <text:span text:style-name="T1">AX.25-Protokoll</text:span> verwenden, denn es wurde exakt für solche Szenarien (schmalbandig, fehleranfällig, Routing-basiert) entwickelt. Das einzige Problem: Es mangelt an moderner Software, die z.B. nativ auf Smartphones läuft. Die Infrastruktur ist jedoch vorhanden: Auf den Hamnet-Knoten kann <text:span text:style-name="T2">XNET</text:span> auf einem Raspberry Pi laufen. Eine Brücken-Software, die KISS-Frames auf LoRa übersetzt, ist von fähigen Entwicklern in wenigen Tagen geschrieben. Auf der Client-Seite ließe sich <text:span text:style-name="T2">Paxon</text:span> via KISS nutzen, das LoRa-Modul wird einfach per USB an den Rechner gestöpselt. Mailboxen, Chat-Server und DX-Cluster – alles ist seit Jahren etabliert und einsatzbereit. Wir müssen es nur mit der neuen RF-Technologie verheiraten.</text:p>
      <text:p text:style-name="P2"><text:span text:style-name="T1">Ein oft gehörtes Gegenargument an dieser Stelle ist der Stromverbrauch:</text:span> Natürlich benötigt ein Hamnet-Knoten mit einem Raspberry Pi und einem angeschlossenen LoRa-Modul mehr Energie als ein einzelner kleiner Batterie-Node. Die autarke Notstromversorgung für so einen zentralen Backbone-Knoten ist zwar etwas aufwändiger, aber für Funkamateure mit gängigen Mitteln (12V-Akkus, Solarpanels, kleine USV-Systeme) absolut machbar und praxiserprobt.</text:p>
      <text:h text:style-name="P3" text:outline-level="3">5. Die Gretchenfrage: Wie machen wir weiter?</text:h>
      <text:p text:style-name="P2">Wir stehen nun an einer Weggabelung und müssen uns als Entwickler und Community entscheiden:</text:p>
      <text:p text:style-name="P7"><text:span text:style-name="T1">Option A:</text:span> Wir beschränken uns auf kleine, hochzuverlässige Notfunk-Inseln mit rMesh. </text:p>
      <text:p text:style-name="P7"><text:span text:style-name="T1">Option B:</text:span> Wir wagen den großen Wurf, nutzen LoRa für moderne Packet-Radio-Zugänge und holen das bewährte AX.25 in Verbindung mit dem Hamnet endgültig ins 21. Jahrhundert.</text:p>
      <text:p text:style-name="P2"/>
      <text:p text:style-name="P8">Jochen Färber – DH1NFJ</text:p>
      <text:p text:style-name="P8"/>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6T23:02:42.109771500</meta:creation-date>
    <dc:date>2026-02-26T23:57:46.585189500</dc:date>
    <meta:editing-duration>PT3M9S</meta:editing-duration>
    <meta:editing-cycles>3</meta:editing-cycles>
    <meta:generator>LibreOffice/25.8.3.2$Windows_X86_64 LibreOffice_project/8ca8d55c161d602844f5428fa4b58097424e324e</meta:generator>
    <meta:document-statistic meta:table-count="0" meta:image-count="0" meta:object-count="0" meta:page-count="3" meta:paragraph-count="35" meta:word-count="1052" meta:character-count="7739" meta:non-whitespace-character-count="6725"/>
  </office:meta>
</office:document-meta>
</file>